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3" style:family="paragraph" style:parent-style-name="Heading_20_1" style:list-style-name="WWNum3"/>
    <style:style style:name="P34" style:family="paragraph" style:parent-style-name="Heading_20_1" style:list-style-name="WWNum3">
      <style:paragraph-properties fo:break-before="auto" fo:break-after="auto"/>
    </style:style>
    <style:style style:name="P35" style:family="paragraph" style:parent-style-name="Heading_20_1">
      <style:paragraph-properties fo:margin-left="0in" fo:margin-right="0in" fo:text-indent="0in" style:auto-text-indent="false"/>
    </style:style>
    <style:style style:name="P36" style:family="paragraph" style:parent-style-name="Heading_20_1" style:list-style-name="WWNum3">
      <style:paragraph-properties fo:break-before="page"/>
    </style:style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Aplicaciones Ofimáticas (Office Applications)</text:span><text:span text:style-name="T2"><text:line-break/></text:span><text:span text:style-name="T3">UD 06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Diciem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Fecha de entrega</text:span></text:a><text:span text:style-name="T19"><text:tab/>3</text:span></text:p>
          <text:p text:style-name="P14"><text:a xlink:type="simple" xlink:href="#_9maybllx2a09" text:style-name="Index_20_Link" text:visited-style-name="Index_20_Link"><text:span text:style-name="T19">Observaciones previas a la realización de tareas evaluables</text:span></text:a><text:span text:style-name="T19"><text:tab/>3</text:span></text:p>
          <text:p text:style-name="P14"><text:a xlink:type="simple" xlink:href="#_mddm13ai61n6" text:style-name="Index_20_Link" text:visited-style-name="Index_20_Link"><text:span text:style-name="T19">Actividad 01 (English)</text:span></text:a><text:span text:style-name="T19"><text:tab/>3</text:span></text:p>
          <text:p text:style-name="P14"><text:a xlink:type="simple" xlink:href="#_zfin7g2mnwq7" text:style-name="Index_20_Link" text:visited-style-name="Index_20_Link"><text:span text:style-name="T19">Actividad 02 (English)</text:span></text:a><text:span text:style-name="T19"><text:tab/>3</text:span></text:p>
          <text:p text:style-name="P14"><text:a xlink:type="simple" xlink:href="#_vezlvvbas9kb" text:style-name="Index_20_Link" text:visited-style-name="Index_20_Link"><text:span text:style-name="T19">Actividad 03</text:span></text:a><text:span text:style-name="T19"><text:tab/>4</text:span></text:p>
          <text:p text:style-name="P15"><text:a xlink:type="simple" xlink:href="#_dsjphn3ca0o4" text:style-name="Index_20_Link" text:visited-style-name="Index_20_Link"><text:span text:style-name="T9">Actividad 04</text:span></text:a><text:span text:style-name="T9"><text:tab/>4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16">UD06. Actividades evaluables 01</text:span></text:p>
      <text:list xml:id="list2261790195" text:style-name="WWNum3">
        <text:list-item>
          <text:p text:style-name="P34"><text:bookmark text:name="_dbh0n1vac4c8"/>Fecha de entrega</text:p>
        </text:list-item>
      </text:list>
      <text:p text:style-name="Standard"><text:span text:style-name="T11">Fecha límite de entrega: </text:span><text:span text:style-name="T20">Viernes 20 de enero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41158796911826" text:continue-numbering="true" text:style-name="WWNum3">
        <text:list-item>
          <text:p text:style-name="P34"><text:bookmark text:name="_9maybllx2a09"/><text:soft-page-break/>Observaciones previas a la realización de tareas evaluables</text:p>
        </text:list-item>
      </text:list>
      <text:list xml:id="list3879570720" text:style-name="WWNum2">
        <text:list-item>
          <text:p text:style-name="P25">Salvo excepciones que lo indique en cada actividad, deberás generar un único documento para todo el boletín y en ese documento incluir la respuesta a cada actividad.</text:p>
        </text:list-item>
      </text:list>
      <text:list xml:id="list1957567080" text:style-name="WWNum1">
        <text:list-item>
          <text:list>
            <text:list-item>
              <text:p text:style-name="P31">Si para la entrega se requiere entregar varios ficheros, entrégalos comprimido en un único fichero con extensión “.zip”.</text:p>
            </text:list-item>
          </text:list>
        </text:list-item>
      </text:list>
      <text:list xml:id="list41159288723789" text:continue-list="list3879570720" text:style-name="WWNum2">
        <text:list-item>
          <text:p text:style-name="P27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2">El índice solo será necesario si el documento (sin contar portada) ocupa más de una página y tiene más de un apartado. </text:p>
            </text:list-item>
          </text:list>
        </text:list-item>
        <text:list-item>
          <text:p text:style-name="P29">Las actividades deben realizarse en la lengua indicada en cada actividad. La gramática y ortografía tenéis que intentar hacerla bien.</text:p>
        </text:list-item>
      </text:list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41160170496110" text:continue-list="list41158796911826" text:style-name="WWNum3">
        <text:list-item>
          <text:p text:style-name="P34"><text:bookmark text:name="_mddm13ai61n6"/>Actividad 01</text:p>
        </text:list-item>
      </text:list>
      <text:p text:style-name="P10">Genera una pequeña infografía resumiendo los pasos a seguir para ejecutar un reto en AOF, de manera que un alumno recién llegado y que no conozca la forma de trabajar de los retos, pueda ver como funcionan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. </text:p>
      <text:list xml:id="list41160740678607" text:continue-numbering="true" text:style-name="WWNum3">
        <text:list-item>
          <text:p text:style-name="P33"><text:bookmark text:name="_zfin7g2mnwq7"/>Actividad 02 (English)</text:p>
        </text:list-item>
      </text:list>
      <text:p text:style-name="Standard">Genera un guion de una historia divertida <text:span text:style-name="T20">(¡pero respetuosa con los demás!)</text:span> en inglés (puede ser original, contar algo de un manga, de una serie, etc.). Para ello, realiza una presentación <text:span text:style-name="T20">en inglés</text:span> utilizando <text:a xlink:type="simple" xlink:href="https://canva.com" text:style-name="ListLabel_20_28" text:visited-style-name="ListLabel_20_28"><text:span text:style-name="T21">https://canva.com</text:span></text:a> para contar dicha historia. La presentación no debe tener más de 15 diapositivas y no debe usar más de 10 palabras por diapositiva. Utiliza imágenes, videos y música apropiados de Canva. La presentación debe tener una música de fondo suave. <text:span text:style-name="T20">No es necesario narrar la historia, pero se solicitará en una actividad de la próxima unidad.</text:span></text:p>
      <text:p text:style-name="P11"><text:span text:style-name="T10"><text:s/>📕 </text:span><text:span text:style-name="T11">A entregar: </text:span>presentación <text:span text:style-name="T20">en inglés</text:span> realizada con Canva exportada a PDF y MP4.</text:p>
      <text:p text:style-name="P35"><text:bookmark text:name="_3ognio9qj6za"/></text:p>
      <text:list xml:id="list41159426929169" text:continue-numbering="true" text:style-name="WWNum3">
        <text:list-item>
          <text:p text:style-name="P36"><text:bookmark text:name="_vezlvvbas9kb"/>Actividad 03</text:p>
        </text:list-item>
      </text:list>
      <text:p text:style-name="Standard">Genera una pequeña presentación en castellano explicando que es una estafa piramidal <text:a xlink:type="simple" xlink:href="https://youtu.be/6haYNo_9174" text:style-name="ListLabel_20_28" text:visited-style-name="ListLabel_20_28"><text:span text:style-name="T21">https://youtu.be/6haYNo_9174</text:span></text:a> y poniendo un ejemplo de como funcionan estas estafas con “Academias de trading” <text:a xlink:type="simple" xlink:href="https://youtu.be/wr4VB82EooQ" text:style-name="ListLabel_20_28" text:visited-style-name="ListLabel_20_28"><text:span text:style-name="T21">https://youtu.be/wr4VB82EooQ</text:span></text:a>.</text:p>
      <text:p text:style-name="Standard">Para ello, realiza una presentación <text:span text:style-name="T20">en castellano</text:span> utilizando <text:a xlink:type="simple" xlink:href="https://canva.com" text:style-name="ListLabel_20_28" text:visited-style-name="ListLabel_20_28"><text:span text:style-name="T21">https://canva.com</text:span></text:a>. La presentación no debe tener más de 15 diapositivas y no debe usar más de 10 palabras por diapositiva. Utiliza imágenes, videos y música apropiados de Canva. <text:s/>La presentación debe tener una música de fondo suave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 y a MP4.</text:p>
      <text:list xml:id="list41159652427629" text:continue-numbering="true" text:style-name="WWNum3">
        <text:list-item>
          <text:p text:style-name="P33"><text:bookmark text:name="_dsjphn3ca0o4"/>Actividad 04</text:p>
        </text:list-item>
      </text:list>
      <text:p text:style-name="Standard">Genera una pequeña presentación en castellano explicando 5 herramientas online de Internet que te parezcan útiles, utilizando <text:a xlink:type="simple" xlink:href="https://canva.com" text:style-name="ListLabel_20_28" text:visited-style-name="ListLabel_20_28"><text:span text:style-name="T21">https://canva.com</text:span></text:a>. La presentación no debe tener más de 15 diapositivas y no debe usar más de 10 palabras por diapositiva. Utiliza imágenes, videos y música apropiados de Canva <text:s/>La presentación debe tener una música de fondo suave. <text:span text:style-name="T20">No es necesario narrar la explicación, pero se solicitará en una actividad de la próxima unidad.</text:span></text:p>
      <text:p text:style-name="P11"><text:span text:style-name="T10"><text:s/>📕 </text:span><text:span text:style-name="T11">A entregar: </text:span>presentación realizada con Canva exportada a PDF y a MP4.</text:p>
      <text:list xml:id="list41159518602629" text:continue-numbering="true" text:style-name="WWNum3">
        <text:list-item>
          <text:p text:style-name="P33"><text:bookmark text:name="_lbfk5ee63ap5"/>Actividad 05 (English)</text:p>
        </text:list-item>
      </text:list>
      <text:p text:style-name="Standard">Genera utilizando Canva algunos útiles en inglés para una empresa ficticia que te inventes:</text:p>
      <text:list xml:id="list2145295600" text:style-name="WWNum4">
        <text:list-item>
          <text:p text:style-name="P26">Modelo de tarjeta de bolsillo.</text:p>
        </text:list-item>
        <text:list-item>
          <text:p text:style-name="P28">Folleto publicitario de sus servicios en formato tríptico.</text:p>
        </text:list-item>
        <text:list-item>
          <text:p text:style-name="P28">Póster publicitario de un evento organizado por la empresa.</text:p>
        </text:list-item>
        <text:list-item>
          <text:p text:style-name="P30">Una historia de Instagram o similar, promocionando un evento organizado por la empresa.</text:p>
        </text:list-item>
      </text:list>
      <text:p text:style-name="P11"><text:span text:style-name="T10"><text:s/>📕 </text:span><text:span text:style-name="T11">A entregar: </text:span>materiales generados <text:span text:style-name="T20">en inglés</text:span> en formato PDF y MP4 según proce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6. Actividades evaluables 01</text:span></text:p>
      </style:header>
      <style:footer>
        <text:p text:style-name="MP4"><text:span text:style-name="MT1">Aplicaciones Ofimáticas (Office Applications)<text:tab/><text:tab/>UD06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54" meta:word-count="780" meta:character-count="4870" meta:non-whitespace-character-count="4140"/>
    <meta:generator>LibreOfficeDev/6.0.5.2$Linux_X86_64 LibreOffice_project/</meta:generator>
  </office:meta>
</office:document-meta>
</file>